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manal - PM2.5" table:style-name="ta1">
        <table:shapes>
          <draw:frame draw:z-index="0" draw:style-name="gr1" draw:text-style-name="P1" svg:width="182.24mm" svg:height="90.04mm" svg:x="0mm" svg:y="45.15mm">
            <draw:object draw:notify-on-update-of-ranges="'Semanal - PM2.5'.A1:'Semanal - PM2.5'.A1 'Semanal - PM2.5'.A2:'Semanal - PM2.5'.A8 'Semanal - PM2.5'.B1:'Semanal - PM2.5'.B1 'Semanal - PM2.5'.B2:'Semanal - PM2.5'.B8 'Semanal - PM2.5'.C1:'Semanal - PM2.5'.C1 'Semanal - PM2.5'.C2:'Semanal - PM2.5'.C8 'Semanal - PM2.5'.D1:'Semanal - PM2.5'.D1 'Semanal - PM2.5'.D2:'Semanal - PM2.5'.D8 'Semanal - PM2.5'.E1:'Semanal - PM2.5'.E1 'Semanal - PM2.5'.E2:'Semanal - PM2.5'.E8 'Semanal - PM2.5'.F1:'Semanal - PM2.5'.F1 'Semanal - PM2.5'.F2:'Semanal - PM2.5'.F8 'Semanal - PM2.5'.G1:'Semanal - PM2.5'.G1 'Semanal - PM2.5'.G2:'Semanal - PM2.5'.G8 'Semanal - PM2.5'.H1:'Semanal - PM2.5'.H1 'Semanal - PM2.5'.H2:'Semanal - PM2.5'.H8 'Semanal - PM2.5'.I1:'Semanal - PM2.5'.I1 'Semanal - PM2.5'.I2:'Semanal - PM2.5'.I8 'Semanal - PM2.5'.J1:'Semanal - PM2.5'.J1 'Semanal - PM2.5'.J2:'Semanal - PM2.5'.J8 'Semanal - PM2.5'.K1:'Semanal - PM2.5'.K1 'Semanal - PM2.5'.K2:'Semanal - PM2.5'.K8 'Semanal - PM2.5'.L1:'Semanal - PM2.5'.L1 'Semanal - PM2.5'.L2:'Semanal - PM2.5'.L8 'Semanal - PM2.5'.M1:'Semanal - PM2.5'.M1 'Semanal - PM2.5'.M2:'Semanal - PM2.5'.M8 'Semanal - PM2.5'.N1:'Semanal - PM2.5'.N1 'Semanal - PM2.5'.N2:'Semanal - PM2.5'.N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4" table:number-columns-repeated="1010" table:default-cell-style-name="Default"/>
        <table:table-row table:style-name="ro1">
          <table:table-cell office:value-type="string" calcext:value-type="string">
            <text:p>Dia da semana</text:p>
          </table:table-cell>
          <table:table-cell table:style-name="ce1" office:value-type="string" calcext:value-type="string">
            <text:p>Aotizhongxin</text:p>
          </table:table-cell>
          <table:table-cell table:style-name="ce1" office:value-type="string" calcext:value-type="string">
            <text:p>Changping</text:p>
          </table:table-cell>
          <table:table-cell table:style-name="ce1" office:value-type="string" calcext:value-type="string">
            <text:p>Dingling</text:p>
          </table:table-cell>
          <table:table-cell table:style-name="ce1" office:value-type="string" calcext:value-type="string">
            <text:p>Dongsi</text:p>
          </table:table-cell>
          <table:table-cell table:style-name="ce1" office:value-type="string" calcext:value-type="string">
            <text:p>Guanyuan</text:p>
          </table:table-cell>
          <table:table-cell table:style-name="ce1" office:value-type="string" calcext:value-type="string">
            <text:p>Gucheng</text:p>
          </table:table-cell>
          <table:table-cell table:style-name="ce1" office:value-type="string" calcext:value-type="string">
            <text:p>Huairou</text:p>
          </table:table-cell>
          <table:table-cell table:style-name="ce1" office:value-type="string" calcext:value-type="string">
            <text:p>Nongzhanguan</text:p>
          </table:table-cell>
          <table:table-cell table:style-name="ce1" office:value-type="string" calcext:value-type="string">
            <text:p>Shunyi</text:p>
          </table:table-cell>
          <table:table-cell table:style-name="ce1" office:value-type="string" calcext:value-type="string">
            <text:p>Tiantan</text:p>
          </table:table-cell>
          <table:table-cell table:style-name="ce1" office:value-type="string" calcext:value-type="string">
            <text:p>Wanliu</text:p>
          </table:table-cell>
          <table:table-cell table:style-name="ce1" office:value-type="string" calcext:value-type="string">
            <text:p>Wanshouxigong</text:p>
          </table:table-cell>
          <table:table-cell table:style-name="ce1" office:value-type="string" calcext:value-type="string">
            <text:p>Geral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Domingo</text:p>
          </table:table-cell>
          <table:table-cell office:value-type="float" office:value="83.5896558787382" calcext:value-type="float">
            <text:p>83,5896558787382</text:p>
          </table:table-cell>
          <table:table-cell office:value-type="float" office:value="72.2621594143961" calcext:value-type="float">
            <text:p>72,2621594143961</text:p>
          </table:table-cell>
          <table:table-cell office:value-type="float" office:value="67.3066290550071" calcext:value-type="float">
            <text:p>67,3066290550071</text:p>
          </table:table-cell>
          <table:table-cell office:value-type="float" office:value="87.3161066992466" calcext:value-type="float">
            <text:p>87,3161066992466</text:p>
          </table:table-cell>
          <table:table-cell office:value-type="float" office:value="83.4733185662505" calcext:value-type="float">
            <text:p>83,4733185662505</text:p>
          </table:table-cell>
          <table:table-cell office:value-type="float" office:value="84.3289881311607" calcext:value-type="float">
            <text:p>84,3289881311607</text:p>
          </table:table-cell>
          <table:table-cell office:value-type="float" office:value="72.0405873954722" calcext:value-type="float">
            <text:p>72,0405873954722</text:p>
          </table:table-cell>
          <table:table-cell office:value-type="float" office:value="85.7721196306704" calcext:value-type="float">
            <text:p>85,7721196306704</text:p>
          </table:table-cell>
          <table:table-cell office:value-type="float" office:value="80.4297689634022" calcext:value-type="float">
            <text:p>80,4297689634022</text:p>
          </table:table-cell>
          <table:table-cell office:value-type="float" office:value="82.6550554994955" calcext:value-type="float">
            <text:p>82,6550554994955</text:p>
          </table:table-cell>
          <table:table-cell office:value-type="float" office:value="83.8348655158571" calcext:value-type="float">
            <text:p>83,8348655158571</text:p>
          </table:table-cell>
          <table:table-cell office:value-type="float" office:value="84.2192564154375" calcext:value-type="float">
            <text:p>84,2192564154375</text:p>
          </table:table-cell>
          <table:table-cell office:value-type="float" office:value="80.6098223474432" calcext:value-type="float">
            <text:p>80,60982234744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gunda</text:p>
          </table:table-cell>
          <table:table-cell office:value-type="float" office:value="75.1010719439291" calcext:value-type="float">
            <text:p>75,1010719439291</text:p>
          </table:table-cell>
          <table:table-cell office:value-type="float" office:value="65.4950769230769" calcext:value-type="float">
            <text:p>65,4950769230769</text:p>
          </table:table-cell>
          <table:table-cell office:value-type="float" office:value="61.185188968335" calcext:value-type="float">
            <text:p>61,185188968335</text:p>
          </table:table-cell>
          <table:table-cell office:value-type="float" office:value="78.4344242176314" calcext:value-type="float">
            <text:p>78,4344242176314</text:p>
          </table:table-cell>
          <table:table-cell office:value-type="float" office:value="75.2569202751922" calcext:value-type="float">
            <text:p>75,2569202751922</text:p>
          </table:table-cell>
          <table:table-cell office:value-type="float" office:value="76.4289801757613" calcext:value-type="float">
            <text:p>76,4289801757613</text:p>
          </table:table-cell>
          <table:table-cell office:value-type="float" office:value="64.6364065708419" calcext:value-type="float">
            <text:p>64,6364065708419</text:p>
          </table:table-cell>
          <table:table-cell office:value-type="float" office:value="76.3587105901374" calcext:value-type="float">
            <text:p>76,3587105901374</text:p>
          </table:table-cell>
          <table:table-cell office:value-type="float" office:value="72.8216448445172" calcext:value-type="float">
            <text:p>72,8216448445172</text:p>
          </table:table-cell>
          <table:table-cell office:value-type="float" office:value="74.7236326530612" calcext:value-type="float">
            <text:p>74,7236326530612</text:p>
          </table:table-cell>
          <table:table-cell office:value-type="float" office:value="77.2830326373404" calcext:value-type="float">
            <text:p>77,2830326373404</text:p>
          </table:table-cell>
          <table:table-cell office:value-type="float" office:value="78.4533224954278" calcext:value-type="float">
            <text:p>78,4533224954278</text:p>
          </table:table-cell>
          <table:table-cell office:value-type="float" office:value="73.0288938015475" calcext:value-type="float">
            <text:p>73,02889380154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rça</text:p>
          </table:table-cell>
          <table:table-cell office:value-type="float" office:value="80.8592455163884" calcext:value-type="float">
            <text:p>80,8592455163884</text:p>
          </table:table-cell>
          <table:table-cell office:value-type="float" office:value="68.2028852056476" calcext:value-type="float">
            <text:p>68,2028852056476</text:p>
          </table:table-cell>
          <table:table-cell office:value-type="float" office:value="63.6480066102045" calcext:value-type="float">
            <text:p>63,6480066102045</text:p>
          </table:table-cell>
          <table:table-cell office:value-type="float" office:value="83.7085171568628" calcext:value-type="float">
            <text:p>83,7085171568628</text:p>
          </table:table-cell>
          <table:table-cell office:value-type="float" office:value="79.9271544715447" calcext:value-type="float">
            <text:p>79,9271544715447</text:p>
          </table:table-cell>
          <table:table-cell office:value-type="float" office:value="81.3480945587936" calcext:value-type="float">
            <text:p>81,3480945587936</text:p>
          </table:table-cell>
          <table:table-cell office:value-type="float" office:value="65.1705578512397" calcext:value-type="float">
            <text:p>65,1705578512397</text:p>
          </table:table-cell>
          <table:table-cell office:value-type="float" office:value="82.6317486227301" calcext:value-type="float">
            <text:p>82,6317486227301</text:p>
          </table:table-cell>
          <table:table-cell office:value-type="float" office:value="76.0855018587361" calcext:value-type="float">
            <text:p>76,0855018587361</text:p>
          </table:table-cell>
          <table:table-cell office:value-type="float" office:value="79.0500715600082" calcext:value-type="float">
            <text:p>79,0500715600082</text:p>
          </table:table-cell>
          <table:table-cell office:value-type="float" office:value="80.2452665720657" calcext:value-type="float">
            <text:p>80,2452665720657</text:p>
          </table:table-cell>
          <table:table-cell office:value-type="float" office:value="83.5526153846154" calcext:value-type="float">
            <text:p>83,5526153846154</text:p>
          </table:table-cell>
          <table:table-cell office:value-type="float" office:value="77.0610030042332" calcext:value-type="float">
            <text:p>77,0610030042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arta</text:p>
          </table:table-cell>
          <table:table-cell office:value-type="float" office:value="81.1716608355629" calcext:value-type="float">
            <text:p>81,1716608355629</text:p>
          </table:table-cell>
          <table:table-cell office:value-type="float" office:value="69.0953293901693" calcext:value-type="float">
            <text:p>69,0953293901693</text:p>
          </table:table-cell>
          <table:table-cell office:value-type="float" office:value="63.6044695071011" calcext:value-type="float">
            <text:p>63,6044695071011</text:p>
          </table:table-cell>
          <table:table-cell office:value-type="float" office:value="83.3081801280727" calcext:value-type="float">
            <text:p>83,3081801280727</text:p>
          </table:table-cell>
          <table:table-cell office:value-type="float" office:value="80.7748716895915" calcext:value-type="float">
            <text:p>80,7748716895915</text:p>
          </table:table-cell>
          <table:table-cell office:value-type="float" office:value="83.0600329285861" calcext:value-type="float">
            <text:p>83,0600329285861</text:p>
          </table:table-cell>
          <table:table-cell office:value-type="float" office:value="67.8176519052523" calcext:value-type="float">
            <text:p>67,8176519052523</text:p>
          </table:table-cell>
          <table:table-cell office:value-type="float" office:value="82.6631535947712" calcext:value-type="float">
            <text:p>82,6631535947712</text:p>
          </table:table-cell>
          <table:table-cell office:value-type="float" office:value="78.1639361260888" calcext:value-type="float">
            <text:p>78,1639361260888</text:p>
          </table:table-cell>
          <table:table-cell office:value-type="float" office:value="79.9246527777778" calcext:value-type="float">
            <text:p>79,9246527777778</text:p>
          </table:table-cell>
          <table:table-cell office:value-type="float" office:value="81.8566781866233" calcext:value-type="float">
            <text:p>81,8566781866233</text:p>
          </table:table-cell>
          <table:table-cell office:value-type="float" office:value="83.1278428953321" calcext:value-type="float">
            <text:p>83,1278428953321</text:p>
          </table:table-cell>
          <table:table-cell office:value-type="float" office:value="77.8996522305215" calcext:value-type="float">
            <text:p>77,8996522305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inta</text:p>
          </table:table-cell>
          <table:table-cell office:value-type="float" office:value="82.0436793422405" calcext:value-type="float">
            <text:p>82,0436793422405</text:p>
          </table:table-cell>
          <table:table-cell office:value-type="float" office:value="71.0724560686555" calcext:value-type="float">
            <text:p>71,0724560686555</text:p>
          </table:table-cell>
          <table:table-cell office:value-type="float" office:value="65.3943986820428" calcext:value-type="float">
            <text:p>65,3943986820428</text:p>
          </table:table-cell>
          <table:table-cell office:value-type="float" office:value="84.0386116245636" calcext:value-type="float">
            <text:p>84,0386116245636</text:p>
          </table:table-cell>
          <table:table-cell office:value-type="float" office:value="82.4030030643514" calcext:value-type="float">
            <text:p>82,4030030643514</text:p>
          </table:table-cell>
          <table:table-cell office:value-type="float" office:value="83.2488802931596" calcext:value-type="float">
            <text:p>83,2488802931596</text:p>
          </table:table-cell>
          <table:table-cell office:value-type="float" office:value="71.4693957517014" calcext:value-type="float">
            <text:p>71,4693957517014</text:p>
          </table:table-cell>
          <table:table-cell office:value-type="float" office:value="82.9160073785612" calcext:value-type="float">
            <text:p>82,9160073785612</text:p>
          </table:table-cell>
          <table:table-cell office:value-type="float" office:value="80.3819435865761" calcext:value-type="float">
            <text:p>80,3819435865761</text:p>
          </table:table-cell>
          <table:table-cell office:value-type="float" office:value="80.9102998164389" calcext:value-type="float">
            <text:p>80,9102998164389</text:p>
          </table:table-cell>
          <table:table-cell office:value-type="float" office:value="82.0053470540759" calcext:value-type="float">
            <text:p>82,0053470540759</text:p>
          </table:table-cell>
          <table:table-cell office:value-type="float" office:value="84.013864427606" calcext:value-type="float">
            <text:p>84,013864427606</text:p>
          </table:table-cell>
          <table:table-cell office:value-type="float" office:value="79.1714200416254" calcext:value-type="float">
            <text:p>79,17142004162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xta</text:p>
          </table:table-cell>
          <table:table-cell office:value-type="float" office:value="85.6411273911274" calcext:value-type="float">
            <text:p>85,6411273911274</text:p>
          </table:table-cell>
          <table:table-cell office:value-type="float" office:value="73.6209775967413" calcext:value-type="float">
            <text:p>73,6209775967413</text:p>
          </table:table-cell>
          <table:table-cell office:value-type="float" office:value="68.1850463522773" calcext:value-type="float">
            <text:p>68,1850463522773</text:p>
          </table:table-cell>
          <table:table-cell office:value-type="float" office:value="91.1457938269114" calcext:value-type="float">
            <text:p>91,1457938269114</text:p>
          </table:table-cell>
          <table:table-cell office:value-type="float" office:value="87.5374745417515" calcext:value-type="float">
            <text:p>87,5374745417515</text:p>
          </table:table-cell>
          <table:table-cell office:value-type="float" office:value="86.7962550607287" calcext:value-type="float">
            <text:p>86,7962550607287</text:p>
          </table:table-cell>
          <table:table-cell office:value-type="float" office:value="72.2980287474333" calcext:value-type="float">
            <text:p>72,2980287474333</text:p>
          </table:table-cell>
          <table:table-cell office:value-type="float" office:value="88.6705617056171" calcext:value-type="float">
            <text:p>88,6705617056171</text:p>
          </table:table-cell>
          <table:table-cell office:value-type="float" office:value="82.3971996753247" calcext:value-type="float">
            <text:p>82,3971996753247</text:p>
          </table:table-cell>
          <table:table-cell office:value-type="float" office:value="86.4537131230926" calcext:value-type="float">
            <text:p>86,4537131230926</text:p>
          </table:table-cell>
          <table:table-cell office:value-type="float" office:value="87.164488236477" calcext:value-type="float">
            <text:p>87,164488236477</text:p>
          </table:table-cell>
          <table:table-cell office:value-type="float" office:value="88.3599837497461" calcext:value-type="float">
            <text:p>88,3599837497461</text:p>
          </table:table-cell>
          <table:table-cell office:value-type="float" office:value="83.1941587677725" calcext:value-type="float">
            <text:p>83,19415876777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ábado</text:p>
          </table:table-cell>
          <table:table-cell office:value-type="float" office:value="90.8610941631076" calcext:value-type="float">
            <text:p>90,8610941631076</text:p>
          </table:table-cell>
          <table:table-cell office:value-type="float" office:value="77.9006526616357" calcext:value-type="float">
            <text:p>77,9006526616357</text:p>
          </table:table-cell>
          <table:table-cell office:value-type="float" office:value="72.3610441767068" calcext:value-type="float">
            <text:p>72,3610441767068</text:p>
          </table:table-cell>
          <table:table-cell office:value-type="float" office:value="95.1868915370632" calcext:value-type="float">
            <text:p>95,1868915370632</text:p>
          </table:table-cell>
          <table:table-cell office:value-type="float" office:value="91.1352953074434" calcext:value-type="float">
            <text:p>91,1352953074434</text:p>
          </table:table-cell>
          <table:table-cell office:value-type="float" office:value="91.6529578606159" calcext:value-type="float">
            <text:p>91,6529578606159</text:p>
          </table:table-cell>
          <table:table-cell office:value-type="float" office:value="73.8635255889521" calcext:value-type="float">
            <text:p>73,8635255889521</text:p>
          </table:table-cell>
          <table:table-cell office:value-type="float" office:value="94.8261712439419" calcext:value-type="float">
            <text:p>94,8261712439419</text:p>
          </table:table-cell>
          <table:table-cell office:value-type="float" office:value="86.0456022750356" calcext:value-type="float">
            <text:p>86,0456022750356</text:p>
          </table:table-cell>
          <table:table-cell office:value-type="float" office:value="91.3608686827684" calcext:value-type="float">
            <text:p>91,3608686827684</text:p>
          </table:table-cell>
          <table:table-cell office:value-type="float" office:value="91.1169273967108" calcext:value-type="float">
            <text:p>91,1169273967108</text:p>
          </table:table-cell>
          <table:table-cell office:value-type="float" office:value="93.3455793298345" calcext:value-type="float">
            <text:p>93,3455793298345</text:p>
          </table:table-cell>
          <table:table-cell office:value-type="float" office:value="87.4761758604988" calcext:value-type="float">
            <text:p>87,476175860498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eral</text:p>
          </table:table-cell>
          <table:table-cell table:style-name="ce3" office:value-type="float" office:value="82.7736108263277" calcext:value-type="float">
            <text:p>82,7736108263277</text:p>
          </table:table-cell>
          <table:table-cell table:style-name="ce3" office:value-type="float" office:value="71.0997433654127" calcext:value-type="float">
            <text:p>71,0997433654127</text:p>
          </table:table-cell>
          <table:table-cell table:style-name="ce3" office:value-type="float" office:value="65.989496864518" calcext:value-type="float">
            <text:p>65,989496864518</text:p>
          </table:table-cell>
          <table:table-cell table:style-name="ce3" office:value-type="float" office:value="86.1942967884828" calcext:value-type="float">
            <text:p>86,1942967884828</text:p>
          </table:table-cell>
          <table:table-cell table:style-name="ce3" office:value-type="float" office:value="82.9333720390153" calcext:value-type="float">
            <text:p>82,9333720390153</text:p>
          </table:table-cell>
          <table:table-cell table:style-name="ce3" office:value-type="float" office:value="83.8520890231855" calcext:value-type="float">
            <text:p>83,8520890231855</text:p>
          </table:table-cell>
          <table:table-cell table:style-name="ce3" office:value-type="float" office:value="69.6263668611298" calcext:value-type="float">
            <text:p>69,6263668611298</text:p>
          </table:table-cell>
          <table:table-cell table:style-name="ce3" office:value-type="float" office:value="84.8384829829248" calcext:value-type="float">
            <text:p>84,8384829829248</text:p>
          </table:table-cell>
          <table:table-cell table:style-name="ce3" office:value-type="float" office:value="79.4916020028696" calcext:value-type="float">
            <text:p>79,4916020028696</text:p>
          </table:table-cell>
          <table:table-cell table:style-name="ce3" office:value-type="float" office:value="82.1649111582866" calcext:value-type="float">
            <text:p>82,1649111582866</text:p>
          </table:table-cell>
          <table:table-cell table:style-name="ce3" office:value-type="float" office:value="83.374715991004" calcext:value-type="float">
            <text:p>83,374715991004</text:p>
          </table:table-cell>
          <table:table-cell table:style-name="ce3" office:value-type="float" office:value="85.0241358240224" calcext:value-type="float">
            <text:p>85,0241358240224</text:p>
          </table:table-cell>
          <table:table-cell table:style-name="ce3" office:value-type="float" office:value="79.7934281324858" calcext:value-type="float">
            <text:p>79,7934281324858</text:p>
          </table:table-cell>
          <table:table-cell table:style-name="ce3"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l - PM10" table:style-name="ta1">
        <table:shapes>
          <draw:frame draw:z-index="0" draw:style-name="gr1" draw:text-style-name="P1" svg:width="182.24mm" svg:height="90.04mm" svg:x="15.32mm" svg:y="43.56mm">
            <draw:object draw:notify-on-update-of-ranges="'Semanal - PM10'.A1:'Semanal - PM10'.A1 'Semanal - PM10'.A2:'Semanal - PM10'.A8 'Semanal - PM10'.B1:'Semanal - PM10'.B1 'Semanal - PM10'.B2:'Semanal - PM10'.B8 'Semanal - PM10'.C1:'Semanal - PM10'.C1 'Semanal - PM10'.C2:'Semanal - PM10'.C8 'Semanal - PM10'.D1:'Semanal - PM10'.D1 'Semanal - PM10'.D2:'Semanal - PM10'.D8 'Semanal - PM10'.E1:'Semanal - PM10'.E1 'Semanal - PM10'.E2:'Semanal - PM10'.E8 'Semanal - PM10'.F1:'Semanal - PM10'.F1 'Semanal - PM10'.F2:'Semanal - PM10'.F8 'Semanal - PM10'.G1:'Semanal - PM10'.G1 'Semanal - PM10'.G2:'Semanal - PM10'.G8 'Semanal - PM10'.H1:'Semanal - PM10'.H1 'Semanal - PM10'.H2:'Semanal - PM10'.H8 'Semanal - PM10'.I1:'Semanal - PM10'.I1 'Semanal - PM10'.I2:'Semanal - PM10'.I8 'Semanal - PM10'.J1:'Semanal - PM10'.J1 'Semanal - PM10'.J2:'Semanal - PM10'.J8 'Semanal - PM10'.K1:'Semanal - PM10'.K1 'Semanal - PM10'.K2:'Semanal - PM10'.K8 'Semanal - PM10'.L1:'Semanal - PM10'.L1 'Semanal - PM10'.L2:'Semanal - PM10'.L8 'Semanal - PM10'.M1:'Semanal - PM10'.M1 'Semanal - PM10'.M2:'Semanal - PM10'.M8 'Semanal - PM10'.N1:'Semanal - PM10'.N1 'Semanal - PM10'.N2:'Semanal - PM10'.N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4" table:number-columns-repeated="1010" table:default-cell-style-name="Default"/>
        <table:table-row table:style-name="ro1">
          <table:table-cell office:value-type="string" calcext:value-type="string">
            <text:p>Dia da semana</text:p>
          </table:table-cell>
          <table:table-cell table:style-name="ce1" office:value-type="string" calcext:value-type="string">
            <text:p>Aotizhongxin</text:p>
          </table:table-cell>
          <table:table-cell table:style-name="ce1" office:value-type="string" calcext:value-type="string">
            <text:p>Changping</text:p>
          </table:table-cell>
          <table:table-cell table:style-name="ce1" office:value-type="string" calcext:value-type="string">
            <text:p>Dingling</text:p>
          </table:table-cell>
          <table:table-cell table:style-name="ce1" office:value-type="string" calcext:value-type="string">
            <text:p>Dongsi</text:p>
          </table:table-cell>
          <table:table-cell table:style-name="ce1" office:value-type="string" calcext:value-type="string">
            <text:p>Guanyuan</text:p>
          </table:table-cell>
          <table:table-cell table:style-name="ce1" office:value-type="string" calcext:value-type="string">
            <text:p>Gucheng</text:p>
          </table:table-cell>
          <table:table-cell table:style-name="ce1" office:value-type="string" calcext:value-type="string">
            <text:p>Huairou</text:p>
          </table:table-cell>
          <table:table-cell table:style-name="ce1" office:value-type="string" calcext:value-type="string">
            <text:p>Nongzhanguan</text:p>
          </table:table-cell>
          <table:table-cell table:style-name="ce1" office:value-type="string" calcext:value-type="string">
            <text:p>Shunyi</text:p>
          </table:table-cell>
          <table:table-cell table:style-name="ce1" office:value-type="string" calcext:value-type="string">
            <text:p>Tiantan</text:p>
          </table:table-cell>
          <table:table-cell table:style-name="ce1" office:value-type="string" calcext:value-type="string">
            <text:p>Wanliu</text:p>
          </table:table-cell>
          <table:table-cell table:style-name="ce1" office:value-type="string" calcext:value-type="string">
            <text:p>Wanshouxigong</text:p>
          </table:table-cell>
          <table:table-cell table:style-name="ce1" office:value-type="string" calcext:value-type="string">
            <text:p>Geral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Domingo</text:p>
          </table:table-cell>
          <table:table-cell office:value-type="float" office:value="112.590038547373" calcext:value-type="float">
            <text:p>112,590038547373</text:p>
          </table:table-cell>
          <table:table-cell office:value-type="float" office:value="98.1911622276029" calcext:value-type="float">
            <text:p>98,1911622276029</text:p>
          </table:table-cell>
          <table:table-cell office:value-type="float" office:value="86.865877157768" calcext:value-type="float">
            <text:p>86,865877157768</text:p>
          </table:table-cell>
          <table:table-cell office:value-type="float" office:value="113.747273097273" calcext:value-type="float">
            <text:p>113,747273097273</text:p>
          </table:table-cell>
          <table:table-cell office:value-type="float" office:value="111.297284794851" calcext:value-type="float">
            <text:p>111,297284794851</text:p>
          </table:table-cell>
          <table:table-cell office:value-type="float" office:value="120.700140056022" calcext:value-type="float">
            <text:p>120,700140056022</text:p>
          </table:table-cell>
          <table:table-cell office:value-type="float" office:value="97.4844476151651" calcext:value-type="float">
            <text:p>97,4844476151651</text:p>
          </table:table-cell>
          <table:table-cell office:value-type="float" office:value="111.722995188452" calcext:value-type="float">
            <text:p>111,722995188452</text:p>
          </table:table-cell>
          <table:table-cell office:value-type="float" office:value="101.741360406091" calcext:value-type="float">
            <text:p>101,741360406091</text:p>
          </table:table-cell>
          <table:table-cell office:value-type="float" office:value="108.858575464084" calcext:value-type="float">
            <text:p>108,858575464084</text:p>
          </table:table-cell>
          <table:table-cell office:value-type="float" office:value="112.246796155386" calcext:value-type="float">
            <text:p>112,246796155386</text:p>
          </table:table-cell>
          <table:table-cell office:value-type="float" office:value="113.962270619076" calcext:value-type="float">
            <text:p>113,962270619076</text:p>
          </table:table-cell>
          <table:table-cell office:value-type="float" office:value="107.462343011819" calcext:value-type="float">
            <text:p>107,4623430118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gunda</text:p>
          </table:table-cell>
          <table:table-cell office:value-type="float" office:value="102.973356543109" calcext:value-type="float">
            <text:p>102,973356543109</text:p>
          </table:table-cell>
          <table:table-cell office:value-type="float" office:value="90.0498776009792" calcext:value-type="float">
            <text:p>90,0498776009792</text:p>
          </table:table-cell>
          <table:table-cell office:value-type="float" office:value="81.1350802356287" calcext:value-type="float">
            <text:p>81,1350802356287</text:p>
          </table:table-cell>
          <table:table-cell office:value-type="float" office:value="102.62910645227" calcext:value-type="float">
            <text:p>102,62910645227</text:p>
          </table:table-cell>
          <table:table-cell office:value-type="float" office:value="100.943789133508" calcext:value-type="float">
            <text:p>100,943789133508</text:p>
          </table:table-cell>
          <table:table-cell office:value-type="float" office:value="111.425020210186" calcext:value-type="float">
            <text:p>111,425020210186</text:p>
          </table:table-cell>
          <table:table-cell office:value-type="float" office:value="87.5830882352941" calcext:value-type="float">
            <text:p>87,5830882352941</text:p>
          </table:table-cell>
          <table:table-cell office:value-type="float" office:value="100.766156325544" calcext:value-type="float">
            <text:p>100,766156325544</text:p>
          </table:table-cell>
          <table:table-cell office:value-type="float" office:value="92.1918798213561" calcext:value-type="float">
            <text:p>92,1918798213561</text:p>
          </table:table-cell>
          <table:table-cell office:value-type="float" office:value="98.6322744858481" calcext:value-type="float">
            <text:p>98,6322744858481</text:p>
          </table:table-cell>
          <table:table-cell office:value-type="float" office:value="104.227390337578" calcext:value-type="float">
            <text:p>104,227390337578</text:p>
          </table:table-cell>
          <table:table-cell office:value-type="float" office:value="105.207567786321" calcext:value-type="float">
            <text:p>105,207567786321</text:p>
          </table:table-cell>
          <table:table-cell office:value-type="float" office:value="98.1638226237607" calcext:value-type="float">
            <text:p>98,16382262376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rça</text:p>
          </table:table-cell>
          <table:table-cell office:value-type="float" office:value="107.960106710445" calcext:value-type="float">
            <text:p>107,960106710445</text:p>
          </table:table-cell>
          <table:table-cell office:value-type="float" office:value="91.3015497553018" calcext:value-type="float">
            <text:p>91,3015497553018</text:p>
          </table:table-cell>
          <table:table-cell office:value-type="float" office:value="80.6200205128205" calcext:value-type="float">
            <text:p>80,6200205128205</text:p>
          </table:table-cell>
          <table:table-cell office:value-type="float" office:value="107.483651115619" calcext:value-type="float">
            <text:p>107,483651115619</text:p>
          </table:table-cell>
          <table:table-cell office:value-type="float" office:value="106.703774727493" calcext:value-type="float">
            <text:p>106,703774727493</text:p>
          </table:table-cell>
          <table:table-cell office:value-type="float" office:value="116.455798421372" calcext:value-type="float">
            <text:p>116,455798421372</text:p>
          </table:table-cell>
          <table:table-cell office:value-type="float" office:value="85.970358974359" calcext:value-type="float">
            <text:p>85,970358974359</text:p>
          </table:table-cell>
          <table:table-cell office:value-type="float" office:value="106.163988638669" calcext:value-type="float">
            <text:p>106,163988638669</text:p>
          </table:table-cell>
          <table:table-cell office:value-type="float" office:value="94.2997971190911" calcext:value-type="float">
            <text:p>94,2997971190911</text:p>
          </table:table-cell>
          <table:table-cell office:value-type="float" office:value="103.303507340946" calcext:value-type="float">
            <text:p>103,303507340946</text:p>
          </table:table-cell>
          <table:table-cell office:value-type="float" office:value="107.104993934493" calcext:value-type="float">
            <text:p>107,104993934493</text:p>
          </table:table-cell>
          <table:table-cell office:value-type="float" office:value="109.696991258386" calcext:value-type="float">
            <text:p>109,696991258386</text:p>
          </table:table-cell>
          <table:table-cell office:value-type="float" office:value="101.458157988437" calcext:value-type="float">
            <text:p>101,4581579884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arta</text:p>
          </table:table-cell>
          <table:table-cell office:value-type="float" office:value="106.748566161409" calcext:value-type="float">
            <text:p>106,748566161409</text:p>
          </table:table-cell>
          <table:table-cell office:value-type="float" office:value="90.6303135179153" calcext:value-type="float">
            <text:p>90,6303135179153</text:p>
          </table:table-cell>
          <table:table-cell office:value-type="float" office:value="79.0559209157128" calcext:value-type="float">
            <text:p>79,0559209157128</text:p>
          </table:table-cell>
          <table:table-cell office:value-type="float" office:value="106.272777324633" calcext:value-type="float">
            <text:p>106,272777324633</text:p>
          </table:table-cell>
          <table:table-cell office:value-type="float" office:value="105.376788617886" calcext:value-type="float">
            <text:p>105,376788617886</text:p>
          </table:table-cell>
          <table:table-cell office:value-type="float" office:value="116.142473889003" calcext:value-type="float">
            <text:p>116,142473889003</text:p>
          </table:table-cell>
          <table:table-cell office:value-type="float" office:value="88.1415453986473" calcext:value-type="float">
            <text:p>88,1415453986473</text:p>
          </table:table-cell>
          <table:table-cell office:value-type="float" office:value="105.433563451777" calcext:value-type="float">
            <text:p>105,433563451777</text:p>
          </table:table-cell>
          <table:table-cell office:value-type="float" office:value="96.2619591836735" calcext:value-type="float">
            <text:p>96,2619591836735</text:p>
          </table:table-cell>
          <table:table-cell office:value-type="float" office:value="102.524275805794" calcext:value-type="float">
            <text:p>102,524275805794</text:p>
          </table:table-cell>
          <table:table-cell office:value-type="float" office:value="107.513927125506" calcext:value-type="float">
            <text:p>107,513927125506</text:p>
          </table:table-cell>
          <table:table-cell office:value-type="float" office:value="108.205723014257" calcext:value-type="float">
            <text:p>108,205723014257</text:p>
          </table:table-cell>
          <table:table-cell office:value-type="float" office:value="101.066929308056" calcext:value-type="float">
            <text:p>101,066929308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inta</text:p>
          </table:table-cell>
          <table:table-cell office:value-type="float" office:value="108.408870309951" calcext:value-type="float">
            <text:p>108,408870309951</text:p>
          </table:table-cell>
          <table:table-cell office:value-type="float" office:value="94.5061801179102" calcext:value-type="float">
            <text:p>94,5061801179102</text:p>
          </table:table-cell>
          <table:table-cell office:value-type="float" office:value="81.8533155409567" calcext:value-type="float">
            <text:p>81,8533155409567</text:p>
          </table:table-cell>
          <table:table-cell office:value-type="float" office:value="108.862963713764" calcext:value-type="float">
            <text:p>108,862963713764</text:p>
          </table:table-cell>
          <table:table-cell office:value-type="float" office:value="108.595219769091" calcext:value-type="float">
            <text:p>108,595219769091</text:p>
          </table:table-cell>
          <table:table-cell office:value-type="float" office:value="117.402318081032" calcext:value-type="float">
            <text:p>117,402318081032</text:p>
          </table:table-cell>
          <table:table-cell office:value-type="float" office:value="92.6753220200368" calcext:value-type="float">
            <text:p>92,6753220200368</text:p>
          </table:table-cell>
          <table:table-cell office:value-type="float" office:value="107.135628681698" calcext:value-type="float">
            <text:p>107,135628681698</text:p>
          </table:table-cell>
          <table:table-cell office:value-type="float" office:value="99.9724776240846" calcext:value-type="float">
            <text:p>99,9724776240846</text:p>
          </table:table-cell>
          <table:table-cell office:value-type="float" office:value="104.913987007714" calcext:value-type="float">
            <text:p>104,913987007714</text:p>
          </table:table-cell>
          <table:table-cell office:value-type="float" office:value="108.959284565916" calcext:value-type="float">
            <text:p>108,959284565916</text:p>
          </table:table-cell>
          <table:table-cell office:value-type="float" office:value="110.345320097245" calcext:value-type="float">
            <text:p>110,345320097245</text:p>
          </table:table-cell>
          <table:table-cell office:value-type="float" office:value="103.677755402501" calcext:value-type="float">
            <text:p>103,6777554025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xta</text:p>
          </table:table-cell>
          <table:table-cell office:value-type="float" office:value="111.84234197731" calcext:value-type="float">
            <text:p>111,84234197731</text:p>
          </table:table-cell>
          <table:table-cell office:value-type="float" office:value="95.351904376013" calcext:value-type="float">
            <text:p>95,351904376013</text:p>
          </table:table-cell>
          <table:table-cell office:value-type="float" office:value="85.551863041289" calcext:value-type="float">
            <text:p>85,551863041289</text:p>
          </table:table-cell>
          <table:table-cell office:value-type="float" office:value="113.678817139409" calcext:value-type="float">
            <text:p>113,678817139409</text:p>
          </table:table-cell>
          <table:table-cell office:value-type="float" office:value="112.163665790006" calcext:value-type="float">
            <text:p>112,163665790006</text:p>
          </table:table-cell>
          <table:table-cell office:value-type="float" office:value="121.56623845845" calcext:value-type="float">
            <text:p>121,56623845845</text:p>
          </table:table-cell>
          <table:table-cell office:value-type="float" office:value="92.6722970216238" calcext:value-type="float">
            <text:p>92,6722970216238</text:p>
          </table:table-cell>
          <table:table-cell office:value-type="float" office:value="111.722917513206" calcext:value-type="float">
            <text:p>111,722917513206</text:p>
          </table:table-cell>
          <table:table-cell office:value-type="float" office:value="100.963969404187" calcext:value-type="float">
            <text:p>100,963969404187</text:p>
          </table:table-cell>
          <table:table-cell office:value-type="float" office:value="109.307249898744" calcext:value-type="float">
            <text:p>109,307249898744</text:p>
          </table:table-cell>
          <table:table-cell office:value-type="float" office:value="113.592247596154" calcext:value-type="float">
            <text:p>113,592247596154</text:p>
          </table:table-cell>
          <table:table-cell office:value-type="float" office:value="115.125005045409" calcext:value-type="float">
            <text:p>115,125005045409</text:p>
          </table:table-cell>
          <table:table-cell office:value-type="float" office:value="106.979735734725" calcext:value-type="float">
            <text:p>106,9797357347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ábado</text:p>
          </table:table-cell>
          <table:table-cell office:value-type="float" office:value="119.747317270703" calcext:value-type="float">
            <text:p>119,747317270703</text:p>
          </table:table-cell>
          <table:table-cell office:value-type="float" office:value="102.459317585302" calcext:value-type="float">
            <text:p>102,459317585302</text:p>
          </table:table-cell>
          <table:table-cell office:value-type="float" office:value="90.7888109083617" calcext:value-type="float">
            <text:p>90,7888109083617</text:p>
          </table:table-cell>
          <table:table-cell office:value-type="float" office:value="119.588738374444" calcext:value-type="float">
            <text:p>119,588738374444</text:p>
          </table:table-cell>
          <table:table-cell office:value-type="float" office:value="118.042638160549" calcext:value-type="float">
            <text:p>118,042638160549</text:p>
          </table:table-cell>
          <table:table-cell office:value-type="float" office:value="128.227766599598" calcext:value-type="float">
            <text:p>128,227766599598</text:p>
          </table:table-cell>
          <table:table-cell office:value-type="float" office:value="95.767274200081" calcext:value-type="float">
            <text:p>95,767274200081</text:p>
          </table:table-cell>
          <table:table-cell office:value-type="float" office:value="119.919304242912" calcext:value-type="float">
            <text:p>119,919304242912</text:p>
          </table:table-cell>
          <table:table-cell office:value-type="float" office:value="105.664943457189" calcext:value-type="float">
            <text:p>105,664943457189</text:p>
          </table:table-cell>
          <table:table-cell office:value-type="float" office:value="116.918985801217" calcext:value-type="float">
            <text:p>116,918985801217</text:p>
          </table:table-cell>
          <table:table-cell office:value-type="float" office:value="119.496890672016" calcext:value-type="float">
            <text:p>119,496890672016</text:p>
          </table:table-cell>
          <table:table-cell office:value-type="float" office:value="122.930832829199" calcext:value-type="float">
            <text:p>122,930832829199</text:p>
          </table:table-cell>
          <table:table-cell office:value-type="float" office:value="113.29529332661" calcext:value-type="float">
            <text:p>113,2952933266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eral</text:p>
          </table:table-cell>
          <table:table-cell table:style-name="ce3" office:value-type="float" office:value="110.060391311943" calcext:value-type="float">
            <text:p>110,060391311943</text:p>
          </table:table-cell>
          <table:table-cell table:style-name="ce3" office:value-type="float" office:value="94.657870773157" calcext:value-type="float">
            <text:p>94,657870773157</text:p>
          </table:table-cell>
          <table:table-cell table:style-name="ce3" office:value-type="float" office:value="83.7397233201581" calcext:value-type="float">
            <text:p>83,7397233201581</text:p>
          </table:table-cell>
          <table:table-cell table:style-name="ce3" office:value-type="float" office:value="110.336741908377" calcext:value-type="float">
            <text:p>110,336741908377</text:p>
          </table:table-cell>
          <table:table-cell table:style-name="ce3" office:value-type="float" office:value="109.023303017179" calcext:value-type="float">
            <text:p>109,023303017179</text:p>
          </table:table-cell>
          <table:table-cell table:style-name="ce3" office:value-type="float" office:value="118.861978490903" calcext:value-type="float">
            <text:p>118,861978490903</text:p>
          </table:table-cell>
          <table:table-cell table:style-name="ce3" office:value-type="float" office:value="91.4826902324496" calcext:value-type="float">
            <text:p>91,4826902324496</text:p>
          </table:table-cell>
          <table:table-cell table:style-name="ce3" office:value-type="float" office:value="108.991095771719" calcext:value-type="float">
            <text:p>108,991095771719</text:p>
          </table:table-cell>
          <table:table-cell table:style-name="ce3" office:value-type="float" office:value="98.7370263066404" calcext:value-type="float">
            <text:p>98,7370263066404</text:p>
          </table:table-cell>
          <table:table-cell table:style-name="ce3" office:value-type="float" office:value="106.363672498332" calcext:value-type="float">
            <text:p>106,363672498332</text:p>
          </table:table-cell>
          <table:table-cell table:style-name="ce3" office:value-type="float" office:value="110.46461759632" calcext:value-type="float">
            <text:p>110,46461759632</text:p>
          </table:table-cell>
          <table:table-cell table:style-name="ce3" office:value-type="float" office:value="112.223458646617" calcext:value-type="float">
            <text:p>112,223458646617</text:p>
          </table:table-cell>
          <table:table-cell table:style-name="ce3" office:value-type="float" office:value="104.602617548314" calcext:value-type="float">
            <text:p>104,602617548314</text:p>
          </table:table-cell>
          <table:table-cell table:style-name="ce3"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6:02:50.881503167</meta:creation-date>
    <dc:date>2019-11-25T16:21:23.236355782</dc:date>
    <meta:editing-duration>PT18M33S</meta:editing-duration>
    <meta:editing-cycles>2</meta:editing-cycles>
    <meta:generator>LibreOffice/6.0.7.3$Linux_X86_64 LibreOffice_project/00m0$Build-3</meta:generator>
    <meta:document-statistic meta:table-count="2" meta:cell-count="2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70" chart:maximum="1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8.225cm" svg:height="9.005cm" xlink:href=".." xlink:type="simple" chart:class="chart:line" chart:style-name="ch1">
        <chart:title svg:x="5.642cm" svg:y="0.316cm" chart:style-name="ch2">
          <text:p>Médias por dia da semana - PM10</text:p>
        </chart:title>
        <chart:subtitle svg:x="5.655cm" svg:y="1.275cm" chart:style-name="ch3">
          <text:p>estações comparadas com média geral</text:p>
        </chart:subtitle>
        <chart:legend chart:legend-position="end" svg:x="13.647cm" svg:y="1.215cm" style:legend-expansion="high" chart:style-name="ch4"/>
        <chart:plot-area chart:style-name="ch5" table:cell-range-address="'Semanal - PM10'.A1:'Semanal - PM10'.N8" chart:data-source-has-labels="both" svg:x="0.364cm" svg:y="2.138cm" svg:width="12.919cm" svg:height="6.687cm">
          <chartooo:coordinate-region svg:x="1.039cm" svg:y="2.338cm" svg:width="11.528cm" svg:height="5.841cm"/>
          <chart:axis chart:dimension="x" chart:name="primary-x" chart:style-name="ch6" chartooo:axis-type="auto">
            <chartooo:date-scale/>
            <chart:categories table:cell-range-address="'Semanal - PM10'.A2:'Semanal - PM10'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emanal - PM10'.B2:'Semanal - PM10'.B8" chart:label-cell-address="'Semanal - PM10'.B1:'Semanal - PM10'.B1" chart:class="chart:line">
            <chart:data-point chart:repeated="7"/>
          </chart:series>
          <chart:series chart:style-name="ch10" chart:values-cell-range-address="'Semanal - PM10'.C2:'Semanal - PM10'.C8" chart:label-cell-address="'Semanal - PM10'.C1:'Semanal - PM10'.C1" chart:class="chart:line">
            <chart:data-point chart:repeated="7"/>
          </chart:series>
          <chart:series chart:style-name="ch11" chart:values-cell-range-address="'Semanal - PM10'.D2:'Semanal - PM10'.D8" chart:label-cell-address="'Semanal - PM10'.D1:'Semanal - PM10'.D1" chart:class="chart:line">
            <chart:data-point chart:repeated="7"/>
          </chart:series>
          <chart:series chart:style-name="ch12" chart:values-cell-range-address="'Semanal - PM10'.E2:'Semanal - PM10'.E8" chart:label-cell-address="'Semanal - PM10'.E1:'Semanal - PM10'.E1" chart:class="chart:line">
            <chart:data-point chart:repeated="7"/>
          </chart:series>
          <chart:series chart:style-name="ch13" chart:values-cell-range-address="'Semanal - PM10'.F2:'Semanal - PM10'.F8" chart:label-cell-address="'Semanal - PM10'.F1:'Semanal - PM10'.F1" chart:class="chart:line">
            <chart:data-point chart:repeated="7"/>
          </chart:series>
          <chart:series chart:style-name="ch14" chart:values-cell-range-address="'Semanal - PM10'.G2:'Semanal - PM10'.G8" chart:label-cell-address="'Semanal - PM10'.G1:'Semanal - PM10'.G1" chart:class="chart:line">
            <chart:data-point chart:repeated="7"/>
          </chart:series>
          <chart:series chart:style-name="ch15" chart:values-cell-range-address="'Semanal - PM10'.H2:'Semanal - PM10'.H8" chart:label-cell-address="'Semanal - PM10'.H1:'Semanal - PM10'.H1" chart:class="chart:line">
            <chart:data-point chart:repeated="7"/>
          </chart:series>
          <chart:series chart:style-name="ch16" chart:values-cell-range-address="'Semanal - PM10'.I2:'Semanal - PM10'.I8" chart:label-cell-address="'Semanal - PM10'.I1:'Semanal - PM10'.I1" chart:class="chart:line">
            <chart:data-point chart:repeated="7"/>
          </chart:series>
          <chart:series chart:style-name="ch17" chart:values-cell-range-address="'Semanal - PM10'.J2:'Semanal - PM10'.J8" chart:label-cell-address="'Semanal - PM10'.J1:'Semanal - PM10'.J1" chart:class="chart:line">
            <chart:data-point chart:repeated="7"/>
          </chart:series>
          <chart:series chart:style-name="ch18" chart:values-cell-range-address="'Semanal - PM10'.K2:'Semanal - PM10'.K8" chart:label-cell-address="'Semanal - PM10'.K1:'Semanal - PM10'.K1" chart:class="chart:line">
            <chart:data-point chart:repeated="7"/>
          </chart:series>
          <chart:series chart:style-name="ch19" chart:values-cell-range-address="'Semanal - PM10'.L2:'Semanal - PM10'.L8" chart:label-cell-address="'Semanal - PM10'.L1:'Semanal - PM10'.L1" chart:class="chart:line">
            <chart:data-point chart:repeated="7"/>
          </chart:series>
          <chart:series chart:style-name="ch20" chart:values-cell-range-address="'Semanal - PM10'.M2:'Semanal - PM10'.M8" chart:label-cell-address="'Semanal - PM10'.M1:'Semanal - PM10'.M1" chart:class="chart:line">
            <chart:data-point chart:repeated="7"/>
          </chart:series>
          <chart:series chart:style-name="ch21" chart:values-cell-range-address="'Semanal - PM10'.N2:'Semanal - PM10'.N8" chart:label-cell-address="'Semanal - PM10'.N1:'Semanal - PM10'.N1" chart:class="chart:line">
            <chart:data-point chart:repeated="7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tizhongxin</text:p>
                <draw:g>
                  <svg:desc>'Semanal - PM10'.B1:'Semanal - PM10'.B1</svg:desc>
                </draw:g>
              </table:table-cell>
              <table:table-cell office:value-type="string">
                <text:p>Changping</text:p>
                <draw:g>
                  <svg:desc>'Semanal - PM10'.C1:'Semanal - PM10'.C1</svg:desc>
                </draw:g>
              </table:table-cell>
              <table:table-cell office:value-type="string">
                <text:p>Dingling</text:p>
                <draw:g>
                  <svg:desc>'Semanal - PM10'.D1:'Semanal - PM10'.D1</svg:desc>
                </draw:g>
              </table:table-cell>
              <table:table-cell office:value-type="string">
                <text:p>Dongsi</text:p>
                <draw:g>
                  <svg:desc>'Semanal - PM10'.E1:'Semanal - PM10'.E1</svg:desc>
                </draw:g>
              </table:table-cell>
              <table:table-cell office:value-type="string">
                <text:p>Guanyuan</text:p>
                <draw:g>
                  <svg:desc>'Semanal - PM10'.F1:'Semanal - PM10'.F1</svg:desc>
                </draw:g>
              </table:table-cell>
              <table:table-cell office:value-type="string">
                <text:p>Gucheng</text:p>
                <draw:g>
                  <svg:desc>'Semanal - PM10'.G1:'Semanal - PM10'.G1</svg:desc>
                </draw:g>
              </table:table-cell>
              <table:table-cell office:value-type="string">
                <text:p>Huairou</text:p>
                <draw:g>
                  <svg:desc>'Semanal - PM10'.H1:'Semanal - PM10'.H1</svg:desc>
                </draw:g>
              </table:table-cell>
              <table:table-cell office:value-type="string">
                <text:p>Nongzhanguan</text:p>
                <draw:g>
                  <svg:desc>'Semanal - PM10'.I1:'Semanal - PM10'.I1</svg:desc>
                </draw:g>
              </table:table-cell>
              <table:table-cell office:value-type="string">
                <text:p>Shunyi</text:p>
                <draw:g>
                  <svg:desc>'Semanal - PM10'.J1:'Semanal - PM10'.J1</svg:desc>
                </draw:g>
              </table:table-cell>
              <table:table-cell office:value-type="string">
                <text:p>Tiantan</text:p>
                <draw:g>
                  <svg:desc>'Semanal - PM10'.K1:'Semanal - PM10'.K1</svg:desc>
                </draw:g>
              </table:table-cell>
              <table:table-cell office:value-type="string">
                <text:p>Wanliu</text:p>
                <draw:g>
                  <svg:desc>'Semanal - PM10'.L1:'Semanal - PM10'.L1</svg:desc>
                </draw:g>
              </table:table-cell>
              <table:table-cell office:value-type="string">
                <text:p>Wanshouxigong</text:p>
                <draw:g>
                  <svg:desc>'Semanal - PM10'.M1:'Semanal - PM10'.M1</svg:desc>
                </draw:g>
              </table:table-cell>
              <table:table-cell office:value-type="string">
                <text:p>Geral</text:p>
                <draw:g>
                  <svg:desc>'Semanal - PM10'.N1:'Semanal - PM1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ingo</text:p>
                <draw:g>
                  <svg:desc>'Semanal - PM10'.A2:'Semanal - PM10'.A8</svg:desc>
                </draw:g>
              </table:table-cell>
              <table:table-cell office:value-type="float" office:value="112.590038547373">
                <text:p>112.590038547373</text:p>
                <draw:g>
                  <svg:desc>'Semanal - PM10'.B2:'Semanal - PM10'.B8</svg:desc>
                </draw:g>
              </table:table-cell>
              <table:table-cell office:value-type="float" office:value="98.1911622276029">
                <text:p>98.1911622276029</text:p>
                <draw:g>
                  <svg:desc>'Semanal - PM10'.C2:'Semanal - PM10'.C8</svg:desc>
                </draw:g>
              </table:table-cell>
              <table:table-cell office:value-type="float" office:value="86.865877157768">
                <text:p>86.865877157768</text:p>
                <draw:g>
                  <svg:desc>'Semanal - PM10'.D2:'Semanal - PM10'.D8</svg:desc>
                </draw:g>
              </table:table-cell>
              <table:table-cell office:value-type="float" office:value="113.747273097273">
                <text:p>113.747273097273</text:p>
                <draw:g>
                  <svg:desc>'Semanal - PM10'.E2:'Semanal - PM10'.E8</svg:desc>
                </draw:g>
              </table:table-cell>
              <table:table-cell office:value-type="float" office:value="111.297284794851">
                <text:p>111.297284794851</text:p>
                <draw:g>
                  <svg:desc>'Semanal - PM10'.F2:'Semanal - PM10'.F8</svg:desc>
                </draw:g>
              </table:table-cell>
              <table:table-cell office:value-type="float" office:value="120.700140056022">
                <text:p>120.700140056022</text:p>
                <draw:g>
                  <svg:desc>'Semanal - PM10'.G2:'Semanal - PM10'.G8</svg:desc>
                </draw:g>
              </table:table-cell>
              <table:table-cell office:value-type="float" office:value="97.4844476151651">
                <text:p>97.4844476151651</text:p>
                <draw:g>
                  <svg:desc>'Semanal - PM10'.H2:'Semanal - PM10'.H8</svg:desc>
                </draw:g>
              </table:table-cell>
              <table:table-cell office:value-type="float" office:value="111.722995188452">
                <text:p>111.722995188452</text:p>
                <draw:g>
                  <svg:desc>'Semanal - PM10'.I2:'Semanal - PM10'.I8</svg:desc>
                </draw:g>
              </table:table-cell>
              <table:table-cell office:value-type="float" office:value="101.741360406091">
                <text:p>101.741360406091</text:p>
                <draw:g>
                  <svg:desc>'Semanal - PM10'.J2:'Semanal - PM10'.J8</svg:desc>
                </draw:g>
              </table:table-cell>
              <table:table-cell office:value-type="float" office:value="108.858575464084">
                <text:p>108.858575464084</text:p>
                <draw:g>
                  <svg:desc>'Semanal - PM10'.K2:'Semanal - PM10'.K8</svg:desc>
                </draw:g>
              </table:table-cell>
              <table:table-cell office:value-type="float" office:value="112.246796155386">
                <text:p>112.246796155386</text:p>
                <draw:g>
                  <svg:desc>'Semanal - PM10'.L2:'Semanal - PM10'.L8</svg:desc>
                </draw:g>
              </table:table-cell>
              <table:table-cell office:value-type="float" office:value="113.962270619076">
                <text:p>113.962270619076</text:p>
                <draw:g>
                  <svg:desc>'Semanal - PM10'.M2:'Semanal - PM10'.M8</svg:desc>
                </draw:g>
              </table:table-cell>
              <table:table-cell office:value-type="float" office:value="107.462343011819">
                <text:p>107.462343011819</text:p>
                <draw:g>
                  <svg:desc>'Semanal - PM10'.N2:'Semanal - PM10'.N8</svg:desc>
                </draw:g>
              </table:table-cell>
            </table:table-row>
            <table:table-row>
              <table:table-cell office:value-type="string">
                <text:p>Segunda</text:p>
              </table:table-cell>
              <table:table-cell office:value-type="float" office:value="102.973356543109">
                <text:p>102.973356543109</text:p>
              </table:table-cell>
              <table:table-cell office:value-type="float" office:value="90.0498776009792">
                <text:p>90.0498776009792</text:p>
              </table:table-cell>
              <table:table-cell office:value-type="float" office:value="81.1350802356287">
                <text:p>81.1350802356287</text:p>
              </table:table-cell>
              <table:table-cell office:value-type="float" office:value="102.62910645227">
                <text:p>102.62910645227</text:p>
              </table:table-cell>
              <table:table-cell office:value-type="float" office:value="100.943789133508">
                <text:p>100.943789133508</text:p>
              </table:table-cell>
              <table:table-cell office:value-type="float" office:value="111.425020210186">
                <text:p>111.425020210186</text:p>
              </table:table-cell>
              <table:table-cell office:value-type="float" office:value="87.5830882352941">
                <text:p>87.5830882352941</text:p>
              </table:table-cell>
              <table:table-cell office:value-type="float" office:value="100.766156325544">
                <text:p>100.766156325544</text:p>
              </table:table-cell>
              <table:table-cell office:value-type="float" office:value="92.1918798213561">
                <text:p>92.1918798213561</text:p>
              </table:table-cell>
              <table:table-cell office:value-type="float" office:value="98.6322744858481">
                <text:p>98.6322744858481</text:p>
              </table:table-cell>
              <table:table-cell office:value-type="float" office:value="104.227390337578">
                <text:p>104.227390337578</text:p>
              </table:table-cell>
              <table:table-cell office:value-type="float" office:value="105.207567786321">
                <text:p>105.207567786321</text:p>
              </table:table-cell>
              <table:table-cell office:value-type="float" office:value="98.1638226237607">
                <text:p>98.1638226237607</text:p>
              </table:table-cell>
            </table:table-row>
            <table:table-row>
              <table:table-cell office:value-type="string">
                <text:p>Terça</text:p>
              </table:table-cell>
              <table:table-cell office:value-type="float" office:value="107.960106710445">
                <text:p>107.960106710445</text:p>
              </table:table-cell>
              <table:table-cell office:value-type="float" office:value="91.3015497553018">
                <text:p>91.3015497553018</text:p>
              </table:table-cell>
              <table:table-cell office:value-type="float" office:value="80.6200205128205">
                <text:p>80.6200205128205</text:p>
              </table:table-cell>
              <table:table-cell office:value-type="float" office:value="107.483651115619">
                <text:p>107.483651115619</text:p>
              </table:table-cell>
              <table:table-cell office:value-type="float" office:value="106.703774727493">
                <text:p>106.703774727493</text:p>
              </table:table-cell>
              <table:table-cell office:value-type="float" office:value="116.455798421372">
                <text:p>116.455798421372</text:p>
              </table:table-cell>
              <table:table-cell office:value-type="float" office:value="85.970358974359">
                <text:p>85.970358974359</text:p>
              </table:table-cell>
              <table:table-cell office:value-type="float" office:value="106.163988638669">
                <text:p>106.163988638669</text:p>
              </table:table-cell>
              <table:table-cell office:value-type="float" office:value="94.2997971190911">
                <text:p>94.2997971190911</text:p>
              </table:table-cell>
              <table:table-cell office:value-type="float" office:value="103.303507340946">
                <text:p>103.303507340946</text:p>
              </table:table-cell>
              <table:table-cell office:value-type="float" office:value="107.104993934493">
                <text:p>107.104993934493</text:p>
              </table:table-cell>
              <table:table-cell office:value-type="float" office:value="109.696991258386">
                <text:p>109.696991258386</text:p>
              </table:table-cell>
              <table:table-cell office:value-type="float" office:value="101.458157988437">
                <text:p>101.458157988437</text:p>
              </table:table-cell>
            </table:table-row>
            <table:table-row>
              <table:table-cell office:value-type="string">
                <text:p>Quarta</text:p>
              </table:table-cell>
              <table:table-cell office:value-type="float" office:value="106.748566161409">
                <text:p>106.748566161409</text:p>
              </table:table-cell>
              <table:table-cell office:value-type="float" office:value="90.6303135179153">
                <text:p>90.6303135179153</text:p>
              </table:table-cell>
              <table:table-cell office:value-type="float" office:value="79.0559209157128">
                <text:p>79.0559209157128</text:p>
              </table:table-cell>
              <table:table-cell office:value-type="float" office:value="106.272777324633">
                <text:p>106.272777324633</text:p>
              </table:table-cell>
              <table:table-cell office:value-type="float" office:value="105.376788617886">
                <text:p>105.376788617886</text:p>
              </table:table-cell>
              <table:table-cell office:value-type="float" office:value="116.142473889003">
                <text:p>116.142473889003</text:p>
              </table:table-cell>
              <table:table-cell office:value-type="float" office:value="88.1415453986473">
                <text:p>88.1415453986473</text:p>
              </table:table-cell>
              <table:table-cell office:value-type="float" office:value="105.433563451777">
                <text:p>105.433563451777</text:p>
              </table:table-cell>
              <table:table-cell office:value-type="float" office:value="96.2619591836735">
                <text:p>96.2619591836735</text:p>
              </table:table-cell>
              <table:table-cell office:value-type="float" office:value="102.524275805794">
                <text:p>102.524275805794</text:p>
              </table:table-cell>
              <table:table-cell office:value-type="float" office:value="107.513927125506">
                <text:p>107.513927125506</text:p>
              </table:table-cell>
              <table:table-cell office:value-type="float" office:value="108.205723014257">
                <text:p>108.205723014257</text:p>
              </table:table-cell>
              <table:table-cell office:value-type="float" office:value="101.066929308056">
                <text:p>101.066929308056</text:p>
              </table:table-cell>
            </table:table-row>
            <table:table-row>
              <table:table-cell office:value-type="string">
                <text:p>Quinta</text:p>
              </table:table-cell>
              <table:table-cell office:value-type="float" office:value="108.408870309951">
                <text:p>108.408870309951</text:p>
              </table:table-cell>
              <table:table-cell office:value-type="float" office:value="94.5061801179102">
                <text:p>94.5061801179102</text:p>
              </table:table-cell>
              <table:table-cell office:value-type="float" office:value="81.8533155409567">
                <text:p>81.8533155409567</text:p>
              </table:table-cell>
              <table:table-cell office:value-type="float" office:value="108.862963713764">
                <text:p>108.862963713764</text:p>
              </table:table-cell>
              <table:table-cell office:value-type="float" office:value="108.595219769091">
                <text:p>108.595219769091</text:p>
              </table:table-cell>
              <table:table-cell office:value-type="float" office:value="117.402318081032">
                <text:p>117.402318081032</text:p>
              </table:table-cell>
              <table:table-cell office:value-type="float" office:value="92.6753220200368">
                <text:p>92.6753220200368</text:p>
              </table:table-cell>
              <table:table-cell office:value-type="float" office:value="107.135628681698">
                <text:p>107.135628681698</text:p>
              </table:table-cell>
              <table:table-cell office:value-type="float" office:value="99.9724776240846">
                <text:p>99.9724776240846</text:p>
              </table:table-cell>
              <table:table-cell office:value-type="float" office:value="104.913987007714">
                <text:p>104.913987007714</text:p>
              </table:table-cell>
              <table:table-cell office:value-type="float" office:value="108.959284565916">
                <text:p>108.959284565916</text:p>
              </table:table-cell>
              <table:table-cell office:value-type="float" office:value="110.345320097245">
                <text:p>110.345320097245</text:p>
              </table:table-cell>
              <table:table-cell office:value-type="float" office:value="103.677755402501">
                <text:p>103.677755402501</text:p>
              </table:table-cell>
            </table:table-row>
            <table:table-row>
              <table:table-cell office:value-type="string">
                <text:p>Sexta</text:p>
              </table:table-cell>
              <table:table-cell office:value-type="float" office:value="111.84234197731">
                <text:p>111.84234197731</text:p>
              </table:table-cell>
              <table:table-cell office:value-type="float" office:value="95.351904376013">
                <text:p>95.351904376013</text:p>
              </table:table-cell>
              <table:table-cell office:value-type="float" office:value="85.551863041289">
                <text:p>85.551863041289</text:p>
              </table:table-cell>
              <table:table-cell office:value-type="float" office:value="113.678817139409">
                <text:p>113.678817139409</text:p>
              </table:table-cell>
              <table:table-cell office:value-type="float" office:value="112.163665790006">
                <text:p>112.163665790006</text:p>
              </table:table-cell>
              <table:table-cell office:value-type="float" office:value="121.56623845845">
                <text:p>121.56623845845</text:p>
              </table:table-cell>
              <table:table-cell office:value-type="float" office:value="92.6722970216238">
                <text:p>92.6722970216238</text:p>
              </table:table-cell>
              <table:table-cell office:value-type="float" office:value="111.722917513206">
                <text:p>111.722917513206</text:p>
              </table:table-cell>
              <table:table-cell office:value-type="float" office:value="100.963969404187">
                <text:p>100.963969404187</text:p>
              </table:table-cell>
              <table:table-cell office:value-type="float" office:value="109.307249898744">
                <text:p>109.307249898744</text:p>
              </table:table-cell>
              <table:table-cell office:value-type="float" office:value="113.592247596154">
                <text:p>113.592247596154</text:p>
              </table:table-cell>
              <table:table-cell office:value-type="float" office:value="115.125005045409">
                <text:p>115.125005045409</text:p>
              </table:table-cell>
              <table:table-cell office:value-type="float" office:value="106.979735734725">
                <text:p>106.979735734725</text:p>
              </table:table-cell>
            </table:table-row>
            <table:table-row>
              <table:table-cell office:value-type="string">
                <text:p>Sábado</text:p>
              </table:table-cell>
              <table:table-cell office:value-type="float" office:value="119.747317270703">
                <text:p>119.747317270703</text:p>
              </table:table-cell>
              <table:table-cell office:value-type="float" office:value="102.459317585302">
                <text:p>102.459317585302</text:p>
              </table:table-cell>
              <table:table-cell office:value-type="float" office:value="90.7888109083617">
                <text:p>90.7888109083617</text:p>
              </table:table-cell>
              <table:table-cell office:value-type="float" office:value="119.588738374444">
                <text:p>119.588738374444</text:p>
              </table:table-cell>
              <table:table-cell office:value-type="float" office:value="118.042638160549">
                <text:p>118.042638160549</text:p>
              </table:table-cell>
              <table:table-cell office:value-type="float" office:value="128.227766599598">
                <text:p>128.227766599598</text:p>
              </table:table-cell>
              <table:table-cell office:value-type="float" office:value="95.767274200081">
                <text:p>95.767274200081</text:p>
              </table:table-cell>
              <table:table-cell office:value-type="float" office:value="119.919304242912">
                <text:p>119.919304242912</text:p>
              </table:table-cell>
              <table:table-cell office:value-type="float" office:value="105.664943457189">
                <text:p>105.664943457189</text:p>
              </table:table-cell>
              <table:table-cell office:value-type="float" office:value="116.918985801217">
                <text:p>116.918985801217</text:p>
              </table:table-cell>
              <table:table-cell office:value-type="float" office:value="119.496890672016">
                <text:p>119.496890672016</text:p>
              </table:table-cell>
              <table:table-cell office:value-type="float" office:value="122.930832829199">
                <text:p>122.930832829199</text:p>
              </table:table-cell>
              <table:table-cell office:value-type="float" office:value="113.29529332661">
                <text:p>113.295293326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6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8.225cm" svg:height="9.005cm" xlink:href=".." xlink:type="simple" chart:class="chart:line" chart:style-name="ch1">
        <chart:title svg:x="5.576cm" svg:y="0.316cm" chart:style-name="ch2">
          <text:p>Médias por dia da semana - PM2.5</text:p>
        </chart:title>
        <chart:subtitle svg:x="5.655cm" svg:y="1.275cm" chart:style-name="ch3">
          <text:p>estações comparadas com média geral</text:p>
        </chart:subtitle>
        <chart:legend chart:legend-position="end" svg:x="13.647cm" svg:y="1.215cm" style:legend-expansion="high" chart:style-name="ch4"/>
        <chart:plot-area chart:style-name="ch5" table:cell-range-address="'Semanal - PM2.5'.A1:'Semanal - PM2.5'.N8" chart:data-source-has-labels="both" svg:x="0.364cm" svg:y="2.138cm" svg:width="12.919cm" svg:height="6.687cm">
          <chartooo:coordinate-region svg:x="1.039cm" svg:y="2.338cm" svg:width="11.528cm" svg:height="5.84cm"/>
          <chart:axis chart:dimension="x" chart:name="primary-x" chart:style-name="ch6" chartooo:axis-type="auto">
            <chartooo:date-scale/>
            <chart:categories table:cell-range-address="'Semanal - PM2.5'.A2:'Semanal - PM2.5'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emanal - PM2.5'.B2:'Semanal - PM2.5'.B8" chart:label-cell-address="'Semanal - PM2.5'.B1:'Semanal - PM2.5'.B1" chart:class="chart:line">
            <chart:data-point chart:repeated="7"/>
          </chart:series>
          <chart:series chart:style-name="ch10" chart:values-cell-range-address="'Semanal - PM2.5'.C2:'Semanal - PM2.5'.C8" chart:label-cell-address="'Semanal - PM2.5'.C1:'Semanal - PM2.5'.C1" chart:class="chart:line">
            <chart:data-point chart:repeated="7"/>
          </chart:series>
          <chart:series chart:style-name="ch11" chart:values-cell-range-address="'Semanal - PM2.5'.D2:'Semanal - PM2.5'.D8" chart:label-cell-address="'Semanal - PM2.5'.D1:'Semanal - PM2.5'.D1" chart:class="chart:line">
            <chart:data-point chart:repeated="7"/>
          </chart:series>
          <chart:series chart:style-name="ch12" chart:values-cell-range-address="'Semanal - PM2.5'.E2:'Semanal - PM2.5'.E8" chart:label-cell-address="'Semanal - PM2.5'.E1:'Semanal - PM2.5'.E1" chart:class="chart:line">
            <chart:data-point chart:repeated="7"/>
          </chart:series>
          <chart:series chart:style-name="ch13" chart:values-cell-range-address="'Semanal - PM2.5'.F2:'Semanal - PM2.5'.F8" chart:label-cell-address="'Semanal - PM2.5'.F1:'Semanal - PM2.5'.F1" chart:class="chart:line">
            <chart:data-point chart:repeated="7"/>
          </chart:series>
          <chart:series chart:style-name="ch14" chart:values-cell-range-address="'Semanal - PM2.5'.G2:'Semanal - PM2.5'.G8" chart:label-cell-address="'Semanal - PM2.5'.G1:'Semanal - PM2.5'.G1" chart:class="chart:line">
            <chart:data-point chart:repeated="7"/>
          </chart:series>
          <chart:series chart:style-name="ch15" chart:values-cell-range-address="'Semanal - PM2.5'.H2:'Semanal - PM2.5'.H8" chart:label-cell-address="'Semanal - PM2.5'.H1:'Semanal - PM2.5'.H1" chart:class="chart:line">
            <chart:data-point chart:repeated="7"/>
          </chart:series>
          <chart:series chart:style-name="ch16" chart:values-cell-range-address="'Semanal - PM2.5'.I2:'Semanal - PM2.5'.I8" chart:label-cell-address="'Semanal - PM2.5'.I1:'Semanal - PM2.5'.I1" chart:class="chart:line">
            <chart:data-point chart:repeated="7"/>
          </chart:series>
          <chart:series chart:style-name="ch17" chart:values-cell-range-address="'Semanal - PM2.5'.J2:'Semanal - PM2.5'.J8" chart:label-cell-address="'Semanal - PM2.5'.J1:'Semanal - PM2.5'.J1" chart:class="chart:line">
            <chart:data-point chart:repeated="7"/>
          </chart:series>
          <chart:series chart:style-name="ch18" chart:values-cell-range-address="'Semanal - PM2.5'.K2:'Semanal - PM2.5'.K8" chart:label-cell-address="'Semanal - PM2.5'.K1:'Semanal - PM2.5'.K1" chart:class="chart:line">
            <chart:data-point chart:repeated="7"/>
          </chart:series>
          <chart:series chart:style-name="ch19" chart:values-cell-range-address="'Semanal - PM2.5'.L2:'Semanal - PM2.5'.L8" chart:label-cell-address="'Semanal - PM2.5'.L1:'Semanal - PM2.5'.L1" chart:class="chart:line">
            <chart:data-point chart:repeated="7"/>
          </chart:series>
          <chart:series chart:style-name="ch20" chart:values-cell-range-address="'Semanal - PM2.5'.M2:'Semanal - PM2.5'.M8" chart:label-cell-address="'Semanal - PM2.5'.M1:'Semanal - PM2.5'.M1" chart:class="chart:line">
            <chart:data-point chart:repeated="7"/>
          </chart:series>
          <chart:series chart:style-name="ch21" chart:values-cell-range-address="'Semanal - PM2.5'.N2:'Semanal - PM2.5'.N8" chart:label-cell-address="'Semanal - PM2.5'.N1:'Semanal - PM2.5'.N1" chart:class="chart:line">
            <chart:data-point chart:repeated="7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tizhongxin</text:p>
                <draw:g>
                  <svg:desc>'Semanal - PM2.5'.B1:'Semanal - PM2.5'.B1</svg:desc>
                </draw:g>
              </table:table-cell>
              <table:table-cell office:value-type="string">
                <text:p>Changping</text:p>
                <draw:g>
                  <svg:desc>'Semanal - PM2.5'.C1:'Semanal - PM2.5'.C1</svg:desc>
                </draw:g>
              </table:table-cell>
              <table:table-cell office:value-type="string">
                <text:p>Dingling</text:p>
                <draw:g>
                  <svg:desc>'Semanal - PM2.5'.D1:'Semanal - PM2.5'.D1</svg:desc>
                </draw:g>
              </table:table-cell>
              <table:table-cell office:value-type="string">
                <text:p>Dongsi</text:p>
                <draw:g>
                  <svg:desc>'Semanal - PM2.5'.E1:'Semanal - PM2.5'.E1</svg:desc>
                </draw:g>
              </table:table-cell>
              <table:table-cell office:value-type="string">
                <text:p>Guanyuan</text:p>
                <draw:g>
                  <svg:desc>'Semanal - PM2.5'.F1:'Semanal - PM2.5'.F1</svg:desc>
                </draw:g>
              </table:table-cell>
              <table:table-cell office:value-type="string">
                <text:p>Gucheng</text:p>
                <draw:g>
                  <svg:desc>'Semanal - PM2.5'.G1:'Semanal - PM2.5'.G1</svg:desc>
                </draw:g>
              </table:table-cell>
              <table:table-cell office:value-type="string">
                <text:p>Huairou</text:p>
                <draw:g>
                  <svg:desc>'Semanal - PM2.5'.H1:'Semanal - PM2.5'.H1</svg:desc>
                </draw:g>
              </table:table-cell>
              <table:table-cell office:value-type="string">
                <text:p>Nongzhanguan</text:p>
                <draw:g>
                  <svg:desc>'Semanal - PM2.5'.I1:'Semanal - PM2.5'.I1</svg:desc>
                </draw:g>
              </table:table-cell>
              <table:table-cell office:value-type="string">
                <text:p>Shunyi</text:p>
                <draw:g>
                  <svg:desc>'Semanal - PM2.5'.J1:'Semanal - PM2.5'.J1</svg:desc>
                </draw:g>
              </table:table-cell>
              <table:table-cell office:value-type="string">
                <text:p>Tiantan</text:p>
                <draw:g>
                  <svg:desc>'Semanal - PM2.5'.K1:'Semanal - PM2.5'.K1</svg:desc>
                </draw:g>
              </table:table-cell>
              <table:table-cell office:value-type="string">
                <text:p>Wanliu</text:p>
                <draw:g>
                  <svg:desc>'Semanal - PM2.5'.L1:'Semanal - PM2.5'.L1</svg:desc>
                </draw:g>
              </table:table-cell>
              <table:table-cell office:value-type="string">
                <text:p>Wanshouxigong</text:p>
                <draw:g>
                  <svg:desc>'Semanal - PM2.5'.M1:'Semanal - PM2.5'.M1</svg:desc>
                </draw:g>
              </table:table-cell>
              <table:table-cell office:value-type="string">
                <text:p>Geral</text:p>
                <draw:g>
                  <svg:desc>'Semanal - PM2.5'.N1:'Semanal - PM2.5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ingo</text:p>
                <draw:g>
                  <svg:desc>'Semanal - PM2.5'.A2:'Semanal - PM2.5'.A8</svg:desc>
                </draw:g>
              </table:table-cell>
              <table:table-cell office:value-type="float" office:value="83.5896558787382">
                <text:p>83.5896558787382</text:p>
                <draw:g>
                  <svg:desc>'Semanal - PM2.5'.B2:'Semanal - PM2.5'.B8</svg:desc>
                </draw:g>
              </table:table-cell>
              <table:table-cell office:value-type="float" office:value="72.2621594143961">
                <text:p>72.2621594143961</text:p>
                <draw:g>
                  <svg:desc>'Semanal - PM2.5'.C2:'Semanal - PM2.5'.C8</svg:desc>
                </draw:g>
              </table:table-cell>
              <table:table-cell office:value-type="float" office:value="67.3066290550071">
                <text:p>67.3066290550071</text:p>
                <draw:g>
                  <svg:desc>'Semanal - PM2.5'.D2:'Semanal - PM2.5'.D8</svg:desc>
                </draw:g>
              </table:table-cell>
              <table:table-cell office:value-type="float" office:value="87.3161066992466">
                <text:p>87.3161066992466</text:p>
                <draw:g>
                  <svg:desc>'Semanal - PM2.5'.E2:'Semanal - PM2.5'.E8</svg:desc>
                </draw:g>
              </table:table-cell>
              <table:table-cell office:value-type="float" office:value="83.4733185662505">
                <text:p>83.4733185662505</text:p>
                <draw:g>
                  <svg:desc>'Semanal - PM2.5'.F2:'Semanal - PM2.5'.F8</svg:desc>
                </draw:g>
              </table:table-cell>
              <table:table-cell office:value-type="float" office:value="84.3289881311607">
                <text:p>84.3289881311607</text:p>
                <draw:g>
                  <svg:desc>'Semanal - PM2.5'.G2:'Semanal - PM2.5'.G8</svg:desc>
                </draw:g>
              </table:table-cell>
              <table:table-cell office:value-type="float" office:value="72.0405873954722">
                <text:p>72.0405873954722</text:p>
                <draw:g>
                  <svg:desc>'Semanal - PM2.5'.H2:'Semanal - PM2.5'.H8</svg:desc>
                </draw:g>
              </table:table-cell>
              <table:table-cell office:value-type="float" office:value="85.7721196306704">
                <text:p>85.7721196306704</text:p>
                <draw:g>
                  <svg:desc>'Semanal - PM2.5'.I2:'Semanal - PM2.5'.I8</svg:desc>
                </draw:g>
              </table:table-cell>
              <table:table-cell office:value-type="float" office:value="80.4297689634022">
                <text:p>80.4297689634022</text:p>
                <draw:g>
                  <svg:desc>'Semanal - PM2.5'.J2:'Semanal - PM2.5'.J8</svg:desc>
                </draw:g>
              </table:table-cell>
              <table:table-cell office:value-type="float" office:value="82.6550554994955">
                <text:p>82.6550554994955</text:p>
                <draw:g>
                  <svg:desc>'Semanal - PM2.5'.K2:'Semanal - PM2.5'.K8</svg:desc>
                </draw:g>
              </table:table-cell>
              <table:table-cell office:value-type="float" office:value="83.8348655158571">
                <text:p>83.8348655158571</text:p>
                <draw:g>
                  <svg:desc>'Semanal - PM2.5'.L2:'Semanal - PM2.5'.L8</svg:desc>
                </draw:g>
              </table:table-cell>
              <table:table-cell office:value-type="float" office:value="84.2192564154375">
                <text:p>84.2192564154375</text:p>
                <draw:g>
                  <svg:desc>'Semanal - PM2.5'.M2:'Semanal - PM2.5'.M8</svg:desc>
                </draw:g>
              </table:table-cell>
              <table:table-cell office:value-type="float" office:value="80.6098223474432">
                <text:p>80.6098223474432</text:p>
                <draw:g>
                  <svg:desc>'Semanal - PM2.5'.N2:'Semanal - PM2.5'.N8</svg:desc>
                </draw:g>
              </table:table-cell>
            </table:table-row>
            <table:table-row>
              <table:table-cell office:value-type="string">
                <text:p>Segunda</text:p>
              </table:table-cell>
              <table:table-cell office:value-type="float" office:value="75.1010719439291">
                <text:p>75.1010719439291</text:p>
              </table:table-cell>
              <table:table-cell office:value-type="float" office:value="65.4950769230769">
                <text:p>65.4950769230769</text:p>
              </table:table-cell>
              <table:table-cell office:value-type="float" office:value="61.185188968335">
                <text:p>61.185188968335</text:p>
              </table:table-cell>
              <table:table-cell office:value-type="float" office:value="78.4344242176314">
                <text:p>78.4344242176314</text:p>
              </table:table-cell>
              <table:table-cell office:value-type="float" office:value="75.2569202751922">
                <text:p>75.2569202751922</text:p>
              </table:table-cell>
              <table:table-cell office:value-type="float" office:value="76.4289801757613">
                <text:p>76.4289801757613</text:p>
              </table:table-cell>
              <table:table-cell office:value-type="float" office:value="64.6364065708419">
                <text:p>64.6364065708419</text:p>
              </table:table-cell>
              <table:table-cell office:value-type="float" office:value="76.3587105901374">
                <text:p>76.3587105901374</text:p>
              </table:table-cell>
              <table:table-cell office:value-type="float" office:value="72.8216448445172">
                <text:p>72.8216448445172</text:p>
              </table:table-cell>
              <table:table-cell office:value-type="float" office:value="74.7236326530612">
                <text:p>74.7236326530612</text:p>
              </table:table-cell>
              <table:table-cell office:value-type="float" office:value="77.2830326373404">
                <text:p>77.2830326373404</text:p>
              </table:table-cell>
              <table:table-cell office:value-type="float" office:value="78.4533224954278">
                <text:p>78.4533224954278</text:p>
              </table:table-cell>
              <table:table-cell office:value-type="float" office:value="73.0288938015475">
                <text:p>73.0288938015475</text:p>
              </table:table-cell>
            </table:table-row>
            <table:table-row>
              <table:table-cell office:value-type="string">
                <text:p>Terça</text:p>
              </table:table-cell>
              <table:table-cell office:value-type="float" office:value="80.8592455163884">
                <text:p>80.8592455163884</text:p>
              </table:table-cell>
              <table:table-cell office:value-type="float" office:value="68.2028852056476">
                <text:p>68.2028852056476</text:p>
              </table:table-cell>
              <table:table-cell office:value-type="float" office:value="63.6480066102045">
                <text:p>63.6480066102045</text:p>
              </table:table-cell>
              <table:table-cell office:value-type="float" office:value="83.7085171568628">
                <text:p>83.7085171568628</text:p>
              </table:table-cell>
              <table:table-cell office:value-type="float" office:value="79.9271544715447">
                <text:p>79.9271544715447</text:p>
              </table:table-cell>
              <table:table-cell office:value-type="float" office:value="81.3480945587936">
                <text:p>81.3480945587936</text:p>
              </table:table-cell>
              <table:table-cell office:value-type="float" office:value="65.1705578512397">
                <text:p>65.1705578512397</text:p>
              </table:table-cell>
              <table:table-cell office:value-type="float" office:value="82.6317486227301">
                <text:p>82.6317486227301</text:p>
              </table:table-cell>
              <table:table-cell office:value-type="float" office:value="76.0855018587361">
                <text:p>76.0855018587361</text:p>
              </table:table-cell>
              <table:table-cell office:value-type="float" office:value="79.0500715600082">
                <text:p>79.0500715600082</text:p>
              </table:table-cell>
              <table:table-cell office:value-type="float" office:value="80.2452665720657">
                <text:p>80.2452665720657</text:p>
              </table:table-cell>
              <table:table-cell office:value-type="float" office:value="83.5526153846154">
                <text:p>83.5526153846154</text:p>
              </table:table-cell>
              <table:table-cell office:value-type="float" office:value="77.0610030042332">
                <text:p>77.0610030042332</text:p>
              </table:table-cell>
            </table:table-row>
            <table:table-row>
              <table:table-cell office:value-type="string">
                <text:p>Quarta</text:p>
              </table:table-cell>
              <table:table-cell office:value-type="float" office:value="81.1716608355629">
                <text:p>81.1716608355629</text:p>
              </table:table-cell>
              <table:table-cell office:value-type="float" office:value="69.0953293901693">
                <text:p>69.0953293901693</text:p>
              </table:table-cell>
              <table:table-cell office:value-type="float" office:value="63.6044695071011">
                <text:p>63.6044695071011</text:p>
              </table:table-cell>
              <table:table-cell office:value-type="float" office:value="83.3081801280727">
                <text:p>83.3081801280727</text:p>
              </table:table-cell>
              <table:table-cell office:value-type="float" office:value="80.7748716895915">
                <text:p>80.7748716895915</text:p>
              </table:table-cell>
              <table:table-cell office:value-type="float" office:value="83.0600329285861">
                <text:p>83.0600329285861</text:p>
              </table:table-cell>
              <table:table-cell office:value-type="float" office:value="67.8176519052523">
                <text:p>67.8176519052523</text:p>
              </table:table-cell>
              <table:table-cell office:value-type="float" office:value="82.6631535947712">
                <text:p>82.6631535947712</text:p>
              </table:table-cell>
              <table:table-cell office:value-type="float" office:value="78.1639361260888">
                <text:p>78.1639361260888</text:p>
              </table:table-cell>
              <table:table-cell office:value-type="float" office:value="79.9246527777778">
                <text:p>79.9246527777778</text:p>
              </table:table-cell>
              <table:table-cell office:value-type="float" office:value="81.8566781866233">
                <text:p>81.8566781866233</text:p>
              </table:table-cell>
              <table:table-cell office:value-type="float" office:value="83.1278428953321">
                <text:p>83.1278428953321</text:p>
              </table:table-cell>
              <table:table-cell office:value-type="float" office:value="77.8996522305215">
                <text:p>77.8996522305215</text:p>
              </table:table-cell>
            </table:table-row>
            <table:table-row>
              <table:table-cell office:value-type="string">
                <text:p>Quinta</text:p>
              </table:table-cell>
              <table:table-cell office:value-type="float" office:value="82.0436793422405">
                <text:p>82.0436793422405</text:p>
              </table:table-cell>
              <table:table-cell office:value-type="float" office:value="71.0724560686555">
                <text:p>71.0724560686555</text:p>
              </table:table-cell>
              <table:table-cell office:value-type="float" office:value="65.3943986820428">
                <text:p>65.3943986820428</text:p>
              </table:table-cell>
              <table:table-cell office:value-type="float" office:value="84.0386116245636">
                <text:p>84.0386116245636</text:p>
              </table:table-cell>
              <table:table-cell office:value-type="float" office:value="82.4030030643514">
                <text:p>82.4030030643514</text:p>
              </table:table-cell>
              <table:table-cell office:value-type="float" office:value="83.2488802931596">
                <text:p>83.2488802931596</text:p>
              </table:table-cell>
              <table:table-cell office:value-type="float" office:value="71.4693957517014">
                <text:p>71.4693957517014</text:p>
              </table:table-cell>
              <table:table-cell office:value-type="float" office:value="82.9160073785612">
                <text:p>82.9160073785612</text:p>
              </table:table-cell>
              <table:table-cell office:value-type="float" office:value="80.3819435865761">
                <text:p>80.3819435865761</text:p>
              </table:table-cell>
              <table:table-cell office:value-type="float" office:value="80.9102998164389">
                <text:p>80.9102998164389</text:p>
              </table:table-cell>
              <table:table-cell office:value-type="float" office:value="82.0053470540759">
                <text:p>82.0053470540759</text:p>
              </table:table-cell>
              <table:table-cell office:value-type="float" office:value="84.013864427606">
                <text:p>84.013864427606</text:p>
              </table:table-cell>
              <table:table-cell office:value-type="float" office:value="79.1714200416254">
                <text:p>79.1714200416254</text:p>
              </table:table-cell>
            </table:table-row>
            <table:table-row>
              <table:table-cell office:value-type="string">
                <text:p>Sexta</text:p>
              </table:table-cell>
              <table:table-cell office:value-type="float" office:value="85.6411273911274">
                <text:p>85.6411273911274</text:p>
              </table:table-cell>
              <table:table-cell office:value-type="float" office:value="73.6209775967413">
                <text:p>73.6209775967413</text:p>
              </table:table-cell>
              <table:table-cell office:value-type="float" office:value="68.1850463522773">
                <text:p>68.1850463522773</text:p>
              </table:table-cell>
              <table:table-cell office:value-type="float" office:value="91.1457938269114">
                <text:p>91.1457938269114</text:p>
              </table:table-cell>
              <table:table-cell office:value-type="float" office:value="87.5374745417515">
                <text:p>87.5374745417515</text:p>
              </table:table-cell>
              <table:table-cell office:value-type="float" office:value="86.7962550607287">
                <text:p>86.7962550607287</text:p>
              </table:table-cell>
              <table:table-cell office:value-type="float" office:value="72.2980287474333">
                <text:p>72.2980287474333</text:p>
              </table:table-cell>
              <table:table-cell office:value-type="float" office:value="88.6705617056171">
                <text:p>88.6705617056171</text:p>
              </table:table-cell>
              <table:table-cell office:value-type="float" office:value="82.3971996753247">
                <text:p>82.3971996753247</text:p>
              </table:table-cell>
              <table:table-cell office:value-type="float" office:value="86.4537131230926">
                <text:p>86.4537131230926</text:p>
              </table:table-cell>
              <table:table-cell office:value-type="float" office:value="87.164488236477">
                <text:p>87.164488236477</text:p>
              </table:table-cell>
              <table:table-cell office:value-type="float" office:value="88.3599837497461">
                <text:p>88.3599837497461</text:p>
              </table:table-cell>
              <table:table-cell office:value-type="float" office:value="83.1941587677725">
                <text:p>83.1941587677725</text:p>
              </table:table-cell>
            </table:table-row>
            <table:table-row>
              <table:table-cell office:value-type="string">
                <text:p>Sábado</text:p>
              </table:table-cell>
              <table:table-cell office:value-type="float" office:value="90.8610941631076">
                <text:p>90.8610941631076</text:p>
              </table:table-cell>
              <table:table-cell office:value-type="float" office:value="77.9006526616357">
                <text:p>77.9006526616357</text:p>
              </table:table-cell>
              <table:table-cell office:value-type="float" office:value="72.3610441767068">
                <text:p>72.3610441767068</text:p>
              </table:table-cell>
              <table:table-cell office:value-type="float" office:value="95.1868915370632">
                <text:p>95.1868915370632</text:p>
              </table:table-cell>
              <table:table-cell office:value-type="float" office:value="91.1352953074434">
                <text:p>91.1352953074434</text:p>
              </table:table-cell>
              <table:table-cell office:value-type="float" office:value="91.6529578606159">
                <text:p>91.6529578606159</text:p>
              </table:table-cell>
              <table:table-cell office:value-type="float" office:value="73.8635255889521">
                <text:p>73.8635255889521</text:p>
              </table:table-cell>
              <table:table-cell office:value-type="float" office:value="94.8261712439419">
                <text:p>94.8261712439419</text:p>
              </table:table-cell>
              <table:table-cell office:value-type="float" office:value="86.0456022750356">
                <text:p>86.0456022750356</text:p>
              </table:table-cell>
              <table:table-cell office:value-type="float" office:value="91.3608686827684">
                <text:p>91.3608686827684</text:p>
              </table:table-cell>
              <table:table-cell office:value-type="float" office:value="91.1169273967108">
                <text:p>91.1169273967108</text:p>
              </table:table-cell>
              <table:table-cell office:value-type="float" office:value="93.3455793298345">
                <text:p>93.3455793298345</text:p>
              </table:table-cell>
              <table:table-cell office:value-type="float" office:value="87.4761758604988">
                <text:p>87.47617586049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